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text-properties fo:font-weight="bold" officeooo:rsid="00101ef4" officeooo:paragraph-rsid="00101ef4" style:font-weight-asian="bold" style:font-weight-complex="bold"/>
    </style:style>
    <style:style style:name="P4" style:family="paragraph" style:parent-style-name="Text_20_body" style:list-style-name="L1">
      <style:text-properties fo:font-weight="bold" officeooo:rsid="00101ef4" officeooo:paragraph-rsid="001050e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rabajo: Análisis y Configuración de un Sistema Microinformático</text:span></text:p>
      <text:p text:style-name="Text_20_body"><text:span text:style-name="Strong_20_Emphasis">Objetivos del Trabajo:</text:span></text:p>
      <text:list xml:id="list3499347367" text:style-name="L1">
        <text:list-item>
          <text:p text:style-name="P1">Entender y aplicar conocimientos sobre la arquitectura de sistemas informáticos.</text:p>
          <text:p text:style-name="P3">Respuesta Test del profe</text:p>
        </text:list-item>
        <text:list-item>
          <text:p text:style-name="P1">Configurar correctamente un equipo informático y sus periféricos.</text:p>
          <text:p text:style-name="P3">Respuesta Test del profe</text:p>
        </text:list-item>
        <text:list-item>
          <text:p text:style-name="P1">Diagnosticar y solucionar problemas de hardware y software.</text:p>
          <text:p text:style-name="P3">Respuesta Test del profe</text:p>
        </text:list-item>
      </text:list>
      <text:p text:style-name="Text_20_body"><text:span text:style-name="Strong_20_Emphasis">Instrucciones:</text:span></text:p>
      <text:list text:style-name="L2">
        <text:list-item>
          <text:p text:style-name="P2"><text:span text:style-name="Strong_20_Emphasis">Parte Teórica:</text:span></text:p>
          <text:list>
            <text:list-item>
              <text:p text:style-name="P2"><text:span text:style-name="Strong_20_Emphasis">Análisis de Arquitectura de Sistemas (1.1, 1.2, 1.3):</text:span> 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list xml:id="list113514205862825" text:continue-list="list3499347367" text:style-name="L1">
        <text:list-header>
          <text:p text:style-name="P4">Respuesta Test del profe<text:span text:style-name="T2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9T11:35:12.049116530</dc:date>
    <meta:editing-duration>PT4M20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113" meta:character-count="751" meta:non-whitespace-character-count="659"/>
  </office:meta>
</office:document-meta>
</file>